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margin-top="0.282cm" fo:margin-bottom="0.212cm" style:contextual-spacing="false" fo:text-align="justify" style:justify-single-word="false" fo:text-indent="0cm" style:auto-text-indent="false" fo:padding="0cm" fo:border="none"/>
    </style:style>
    <style:style style:name="P2" style:family="paragraph" style:parent-style-name="Text_20_body">
      <style:paragraph-properties fo:margin-left="0cm" fo:margin-right="0cm" fo:margin-top="0.282cm" fo:margin-bottom="0.212cm" style:contextual-spacing="false" fo:text-align="justify" style:justify-single-word="false" fo:text-indent="0cm" style:auto-text-indent="false" fo:padding="0cm" fo:border="none"/>
      <style:text-properties fo:color="#000000" loext:opacity="100%" style:font-name="Calibri" fo:font-size="12pt"/>
    </style:style>
    <style:style style:name="P3" style:family="paragraph" style:parent-style-name="Text_20_body" style:list-style-name="L1">
      <style:paragraph-properties fo:margin-left="1.27cm" fo:margin-right="0cm" fo:margin-top="0.282cm" fo:margin-bottom="0.212cm" style:contextual-spacing="false" fo:text-align="justify" style:justify-single-word="false" fo:text-indent="-0.635cm" style:auto-text-indent="false" fo:padding="0cm" fo:border="none"/>
    </style:style>
    <style:style style:name="P4" style:family="paragraph" style:parent-style-name="Text_20_body" style:list-style-name="L1">
      <style:paragraph-properties fo:margin-left="1.27cm" fo:margin-right="0cm" fo:margin-top="0.282cm" fo:margin-bottom="0.212cm" style:contextual-spacing="false" fo:text-align="justify" style:justify-single-word="false" fo:text-indent="-0.635cm" style:auto-text-indent="false" fo:padding="0cm" fo:border="none"/>
      <style:text-properties fo:color="#000000" loext:opacity="100%" style:font-name="Calibri" fo:font-size="12pt"/>
    </style:style>
    <style:style style:name="P5" style:family="paragraph" style:parent-style-name="Text_20_body" style:list-style-name="L2">
      <style:paragraph-properties fo:margin-left="1.27cm" fo:margin-right="0cm" fo:margin-top="0.282cm" fo:margin-bottom="0.212cm" style:contextual-spacing="false" fo:text-align="justify" style:justify-single-word="false" fo:text-indent="-0.635cm" style:auto-text-indent="false" fo:padding="0cm" fo:border="none"/>
    </style:style>
    <style:style style:name="P6" style:family="paragraph" style:parent-style-name="Text_20_body" style:list-style-name="L2">
      <style:paragraph-properties fo:margin-left="1.27cm" fo:margin-right="0cm" fo:margin-top="0.282cm" fo:margin-bottom="0.212cm" style:contextual-spacing="false" fo:text-align="justify" style:justify-single-word="false" fo:text-indent="-0.635cm" style:auto-text-indent="false" fo:padding="0cm" fo:border="none"/>
      <style:text-properties fo:color="#000000" loext:opacity="100%" style:font-name="Calibri" fo:font-size="12pt"/>
    </style:style>
    <style:style style:name="P7" style:family="paragraph" style:parent-style-name="Text_20_body" style:list-style-name="L3">
      <style:paragraph-properties fo:margin-left="1.27cm" fo:margin-right="0cm" fo:margin-top="0.282cm" fo:margin-bottom="0.212cm" style:contextual-spacing="false" fo:text-align="justify" style:justify-single-word="false" fo:text-indent="-0.635cm" style:auto-text-indent="false" fo:padding="0cm" fo:border="none"/>
      <style:text-properties fo:color="#000000" loext:opacity="100%" style:font-name="Calibri" fo:font-size="12pt"/>
    </style:style>
    <style:style style:name="P8" style:family="paragraph" style:parent-style-name="Text_20_body" style:list-style-name="L3">
      <style:paragraph-properties fo:margin-left="1.27cm" fo:margin-right="0cm" fo:margin-top="0.282cm" fo:margin-bottom="0.212cm" style:contextual-spacing="false" fo:text-align="justify" style:justify-single-word="false" fo:text-indent="-0.635cm" style:auto-text-indent="false" fo:padding="0cm" fo:border="none"/>
    </style:style>
    <style:style style:name="P9" style:family="paragraph" style:parent-style-name="Text_20_body">
      <style:paragraph-properties fo:margin-left="0cm" fo:margin-right="0cm" fo:margin-top="0.282cm" fo:margin-bottom="0.212cm" style:contextual-spacing="false" fo:text-align="justify" style:justify-single-word="false" fo:text-indent="0cm" style:auto-text-indent="false" fo:padding="0cm" fo:border="none" fo:keep-with-next="always"/>
    </style:style>
    <style:style style:name="P10" style:family="paragraph" style:parent-style-name="Text_20_body" style:list-style-name="L4">
      <style:paragraph-properties fo:margin-left="1.27cm" fo:margin-right="0cm" fo:margin-top="0.282cm" fo:margin-bottom="0.212cm" style:contextual-spacing="false" fo:text-align="justify" style:justify-single-word="false" fo:text-indent="-0.635cm" style:auto-text-indent="false" fo:padding="0cm" fo:border="none" fo:keep-with-next="always"/>
    </style:style>
    <style:style style:name="P11" style:family="paragraph" style:parent-style-name="Text_20_body" style:list-style-name="L4">
      <style:paragraph-properties fo:margin-left="1.27cm" fo:margin-right="0cm" fo:margin-top="0.282cm" fo:margin-bottom="0.212cm" style:contextual-spacing="false" fo:text-align="justify" style:justify-single-word="false" fo:text-indent="-0.635cm" style:auto-text-indent="false" fo:padding="0cm" fo:border="none" fo:keep-with-next="always"/>
      <style:text-properties fo:color="#000000" loext:opacity="100%" style:font-name="Calibri" fo:font-size="12pt"/>
    </style:style>
    <style:style style:name="P12" style:family="paragraph" style:parent-style-name="Text_20_body" style:list-style-name="L4">
      <style:paragraph-properties fo:margin-left="1.27cm" fo:margin-right="0cm" fo:margin-top="0.282cm" fo:margin-bottom="0.212cm" style:contextual-spacing="false" fo:text-align="justify" style:justify-single-word="false" fo:text-indent="-0.635cm" style:auto-text-indent="false" fo:padding="0cm" fo:border="none"/>
      <style:text-properties fo:color="#000000" loext:opacity="100%" style:font-name="Calibri" fo:font-size="12pt"/>
    </style:style>
    <style:style style:name="P13" style:family="paragraph" style:parent-style-name="Text_20_body">
      <style:paragraph-properties fo:margin-left="0cm" fo:margin-right="0cm" fo:text-indent="0cm" style:auto-text-indent="false"/>
    </style:style>
    <style:style style:name="P14" style:family="paragraph" style:parent-style-name="Heading_20_1">
      <style:paragraph-properties fo:keep-with-next="always"/>
    </style:style>
    <style:style style:name="P15" style:family="paragraph" style:parent-style-name="Text_20_body">
      <style:paragraph-properties fo:margin-left="0cm" fo:margin-right="0cm" fo:margin-top="0.282cm" fo:margin-bottom="0.212cm" style:contextual-spacing="false" fo:text-align="justify" style:justify-single-word="false" fo:text-indent="0cm" style:auto-text-indent="false" fo:padding="0cm" fo:border="none"/>
      <style:text-properties fo:color="#000000" loext:opacity="100%" style:font-name="Calibri" fo:font-size="12pt" officeooo:paragraph-rsid="0013bfba"/>
    </style:style>
    <style:style style:name="P16" style:family="paragraph" style:parent-style-name="Text_20_body" style:list-style-name="L5">
      <style:paragraph-properties fo:margin-left="1.27cm" fo:margin-right="0cm" fo:margin-top="0.282cm" fo:margin-bottom="0.212cm" style:contextual-spacing="false" fo:text-align="justify" style:justify-single-word="false" fo:text-indent="-0.635cm" style:auto-text-indent="false" fo:padding="0cm" fo:border="none"/>
      <style:text-properties fo:color="#000000" loext:opacity="100%" style:font-name="Calibri" fo:font-size="12pt"/>
    </style:style>
    <style:style style:name="P17" style:family="paragraph" style:parent-style-name="Text_20_body" style:list-style-name="L6">
      <style:paragraph-properties fo:margin-left="1.27cm" fo:margin-right="0cm" fo:margin-top="0.282cm" fo:margin-bottom="0.212cm" style:contextual-spacing="false" fo:text-align="justify" style:justify-single-word="false" fo:text-indent="-0.635cm" style:auto-text-indent="false" fo:padding="0cm" fo:border="none"/>
      <style:text-properties fo:color="#000000" loext:opacity="100%" style:font-name="Calibri" fo:font-size="12pt"/>
    </style:style>
    <style:style style:name="P18" style:family="paragraph" style:parent-style-name="Text_20_body" style:list-style-name="L6">
      <style:paragraph-properties fo:margin-left="1.27cm" fo:margin-right="0cm" fo:margin-top="0.282cm" fo:margin-bottom="0.212cm" style:contextual-spacing="false" fo:text-align="justify" style:justify-single-word="false" fo:text-indent="-0.635cm" style:auto-text-indent="false" fo:padding="0cm" fo:border="none"/>
    </style:style>
    <style:style style:name="P19" style:family="paragraph" style:parent-style-name="Text_20_body" style:list-style-name="L6">
      <style:paragraph-properties fo:margin-left="2.54cm" fo:margin-right="0cm" fo:margin-top="0.282cm" fo:margin-bottom="0.212cm" style:contextual-spacing="false" fo:text-align="justify" style:justify-single-word="false" fo:text-indent="-0.635cm" style:auto-text-indent="false" fo:padding="0cm" fo:border="none"/>
      <style:text-properties fo:color="#000000" loext:opacity="100%" style:font-name="Calibri" fo:font-size="12pt"/>
    </style:style>
    <style:style style:name="P20" style:family="paragraph" style:parent-style-name="Text_20_body" style:list-style-name="L6">
      <style:paragraph-properties fo:margin-left="2.54cm" fo:margin-right="0cm" fo:margin-top="0.282cm" fo:margin-bottom="0.212cm" style:contextual-spacing="false" fo:text-align="justify" style:justify-single-word="false" fo:text-indent="-0.635cm" style:auto-text-indent="false" fo:padding="0cm" fo:border="none"/>
    </style:style>
    <style:style style:name="P21" style:family="paragraph" style:parent-style-name="Text_20_body" style:list-style-name="L7">
      <style:paragraph-properties fo:margin-left="1.27cm" fo:margin-right="0cm" fo:margin-top="0.282cm" fo:margin-bottom="0.212cm" style:contextual-spacing="false" fo:text-align="justify" style:justify-single-word="false" fo:text-indent="-0.635cm" style:auto-text-indent="false" fo:padding="0cm" fo:border="none"/>
      <style:text-properties fo:color="#000000" loext:opacity="100%" style:font-name="Calibri" fo:font-size="12pt"/>
    </style:style>
    <style:style style:name="P22" style:family="paragraph" style:parent-style-name="Text_20_body" style:list-style-name="L7">
      <style:paragraph-properties fo:margin-left="1.27cm" fo:margin-right="0cm" fo:margin-top="0.282cm" fo:margin-bottom="0.212cm" style:contextual-spacing="false" fo:text-align="justify" style:justify-single-word="false" fo:text-indent="-0.635cm" style:auto-text-indent="false" fo:padding="0cm" fo:border="none"/>
      <style:text-properties fo:color="#000000" loext:opacity="100%" style:font-name="Calibri" fo:font-size="12pt" officeooo:paragraph-rsid="0013bfba"/>
    </style:style>
    <style:style style:name="T1" style:family="text">
      <style:text-properties fo:color="#000000" loext:opacity="100%" style:font-name="Calibri" fo:font-size="12pt"/>
    </style:style>
    <style:style style:name="T2" style:family="text">
      <style:text-properties fo:color="#000000" loext:opacity="100%"/>
    </style:style>
    <style:style style:name="T3" style:family="text">
      <style:text-properties fo:color="#000000" loext:opacity="100%" style:font-name="Calibri" fo:font-size="12pt" fo:font-weight="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claration of conformity [for medical devices only]</text:p>
      <text:h text:style-name="Heading_20_1" text:outline-level="1">General requirements</text:h>
      <text:p text:style-name="P1"><text:span text:style-name="T1">The documentation shall contain information for the demonstration of conformity with the general safety and performance requirements set out in Annex I</text:span><text:span text:style-name="T2"> </text:span><text:span text:style-name="T1">- GSPR.</text:span></text:p>
      <text:p text:style-name="P2">It shall include a justification, validation and verification of the solutions adopted to meet those requirements. </text:p>
      <text:p text:style-name="P2">The demonstration of conformity shall include:</text:p>
      <text:list text:style-name="L1">
        <text:list-item>
          <text:p text:style-name="P3"><text:span text:style-name="T1">the general safety and performance requirements that apply to the device and an explanation of why</text:span><text:span text:style-name="T2"> </text:span><text:span text:style-name="T1">others do not apply</text:span></text:p>
        </text:list-item>
        <text:list-item>
          <text:p text:style-name="P4">methods used to demonstrate conformity with each applicable general safety and performance requirement</text:p>
        </text:list-item>
        <text:list-item>
          <text:p text:style-name="P3"><text:span text:style-name="T1">the harmonized</text:span><text:span text:style-name="T2"> </text:span><text:span text:style-name="T1">standards, common specifications</text:span><text:span text:style-name="T2"> </text:span><text:span text:style-name="T1">or other solutions applied</text:span></text:p>
        </text:list-item>
        <text:list-item>
          <text:p text:style-name="P3"><text:span text:style-name="T1">the precise identity of the controlled documents offering evidence of conformity with each harmonized</text:span><text:span text:style-name="T2"> </text:span><text:span text:style-name="T1">standard, common specification</text:span><text:span text:style-name="T2"> </text:span><text:span text:style-name="T1">or other method applied to demonstrate conformity with the general safety and performance requirements. The information referred to under this point shall incorporate a cross-reference to the location of such evidence within the full technical documentation</text:span></text:p>
        </text:list-item>
      </text:list>
      <text:p text:style-name="Standard"/>
      <text:p text:style-name="P2">Risk control measures </text:p>
      <text:list text:style-name="L2">
        <text:list-item>
          <text:p text:style-name="P5"><text:span text:style-name="T1">adopted by manufacturers for the design and manufacture of the devices shall take into</text:span><text:span text:style-name="T2"> </text:span><text:span text:style-name="T1">account the generally acknowledged state of the art</text:span></text:p>
        </text:list-item>
        <text:list-item>
          <text:p text:style-name="P6">to reduce risks, manufacturers shall manage risks so that the residual risk associated with each hazard as well as the overall residual risk is judged acceptable</text:p>
        </text:list-item>
        <text:list-item>
          <text:p text:style-name="P6">manufacturers shall eliminate or reduce risks as far as possible through safe design and manufacture</text:p>
        </text:list-item>
        <text:list-item>
          <text:p text:style-name="P5"><text:span text:style-name="T1">where appropriate, take adequate protection measures</text:span><text:span text:style-name="T2"> </text:span><text:span text:style-name="T1">(including alarms)</text:span></text:p>
        </text:list-item>
        <text:list-item>
          <text:p text:style-name="P5"><text:soft-page-break/><text:span text:style-name="T1">manufacturers shall provide information for safety (warnings/precautions/contra-indications) and, where appropriate, training to users. </text:span></text:p>
        </text:list-item>
        <text:list-item>
          <text:p text:style-name="P6">manufacturers shall inform users of any residual risks</text:p>
        </text:list-item>
      </text:list>
      <text:p text:style-name="P2">Reducing risks related to use error</text:p>
      <text:list text:style-name="L3">
        <text:list-item>
          <text:p text:style-name="P7">reduce as far as possible the risks related to the ergonomic features of the device and the environment in which the device is intended to be used</text:p>
        </text:list-item>
        <text:list-item>
          <text:p text:style-name="P8"><text:span text:style-name="T1">give consideration to the technical knowledge, experience</text:span><text:span text:style-name="T2"> </text:span><text:span text:style-name="T1">or</text:span><text:span text:style-name="T2"> </text:span><text:span text:style-name="T1">training of intended users</text:span></text:p>
        </text:list-item>
      </text:list>
      <text:p text:style-name="P2">Devices shall be designed, manufactured and packaged in such a way that their characteristics and performance during their intended use are not adversely affected during transport and storage</text:p>
      <text:p text:style-name="P2">All known and foreseeable risks, and any undesirable side-effects, shall be minimised and be acceptable when weighed against the evaluated benefits during normal conditions of use</text:p>
      <text:h text:style-name="Heading_20_1" text:outline-level="1">GSPR – Chapter II: Requirements regarding design and manufacture</text:h>
      <text:p text:style-name="P9"><text:span text:style-name="T1">Plenty requirements will be applicable on MRI </text:span><text:span text:style-name="T3">(must be elaborated in more detail):</text:span></text:p>
      <text:list text:style-name="L4">
        <text:list-item>
          <text:p text:style-name="P10"><text:span text:style-name="T1">Chemical, physical</text:span><text:span text:style-name="T2"> </text:span><text:span text:style-name="T1">and biological properties</text:span></text:p>
        </text:list-item>
        <text:list-item>
          <text:p text:style-name="P11">Infection and microbial contamination</text:p>
        </text:list-item>
        <text:list-item>
          <text:p text:style-name="P11">Construction of devices and interaction with their environment</text:p>
        </text:list-item>
        <text:list-item>
          <text:p text:style-name="P12">Devices with a diagnostic or measuring function</text:p>
        </text:list-item>
        <text:list-item>
          <text:p text:style-name="P12">Protection against radiation</text:p>
        </text:list-item>
        <text:list-item>
          <text:p text:style-name="P12">Active devices and devices connected to them</text:p>
        </text:list-item>
        <text:list-item>
          <text:p text:style-name="P12">Protection against mechanical and thermal risks</text:p>
        </text:list-item>
        <text:list-item>
          <text:p text:style-name="P12">Protection against risks to the patient/user by devices supplying energy or substances</text:p>
        </text:list-item>
      </text:list>
      <text:h text:style-name="Heading_20_1" text:outline-level="1">Requirements regarding the information supplied with the device</text:h>
      <text:p text:style-name="P1"><text:span text:style-name="T1">Information on the label</text:span><text:span text:style-name="T2"> </text:span><text:span text:style-name="T3">(will be taken from Annex I, point 23.2)</text:span></text:p>
      <text:p text:style-name="P13"><text:soft-page-break/><text:span text:style-name="T1">Information in the instruction for use </text:span><text:span text:style-name="T3">(will be taken from Annex I, point 23.4)</text:span> </text:p>
      <text:p text:style-name="Standard"/>
      <text:p text:style-name="Standard"/>
      <text:h text:style-name="P14" text:outline-level="1">Product verification and validation</text:h>
      <text:p text:style-name="P15">The documentation shall contain the results and critical analyses of all verifications and validation tests and studies undertaken to demonstrate the conformity of the device with the requirements of this Regulation and GSPR. </text:p>
      <text:h text:style-name="Heading_20_2" text:outline-level="2">Pre-clinical and clinical data</text:h>
      <text:p text:style-name="P2">Results of tests</text:p>
      <text:list text:style-name="L5">
        <text:list-item>
          <text:p text:style-name="P16">Engineering and laboratory test</text:p>
        </text:list-item>
        <text:list-item>
          <text:p text:style-name="P16">Simulated use</text:p>
        </text:list-item>
        <text:list-item>
          <text:p text:style-name="P16">Animal tests</text:p>
        </text:list-item>
        <text:list-item>
          <text:p text:style-name="P16">Evaluation of published literature applicable to the device</text:p>
        </text:list-item>
      </text:list>
      <text:p text:style-name="P2">Detailed information regarding test design, complete test or study protocols, methods of data analysis, in addition to data summaries and test conclusions regarding in particular:</text:p>
      <text:list text:style-name="L6">
        <text:list-item>
          <text:p text:style-name="P17">Biocompatibility of the device including all materials in direct or indirect contact with the patient or user</text:p>
        </text:list-item>
        <text:list-item>
          <text:p text:style-name="P18"><text:span text:style-name="T1">Physical, chemical</text:span><text:span text:style-name="T2"> </text:span><text:span text:style-name="T1">and microbiological characterisation</text:span></text:p>
        </text:list-item>
        <text:list-item>
          <text:p text:style-name="P17">Electrical safety</text:p>
        </text:list-item>
        <text:list-item>
          <text:p text:style-name="P17">Electromagnetic compatibility</text:p>
        </text:list-item>
        <text:list-item>
          <text:p text:style-name="P17">Software verification and validation</text:p>
        </text:list-item>
        <text:list-item>
          <text:p text:style-name="P19">Describing the software design and development process</text:p>
        </text:list-item>
        <text:list-item>
          <text:p text:style-name="P20"><text:span text:style-name="T1">Evidence of the validation of the software, as used in the finished device</text:span></text:p>
        </text:list-item>
        <text:list-item>
          <text:p text:style-name="P20"><text:span text:style-name="T1">Summary results of all verification, validation and testing performed both in-house and in a simulated or actual user environment prior to final release</text:span></text:p>
        </text:list-item>
        <text:list-item>
          <text:p text:style-name="P19">Addressing of the different hardware configurations</text:p>
        </text:list-item>
        <text:list-item>
          <text:p text:style-name="P19"><text:soft-page-break/>Operating systems description</text:p>
        </text:list-item>
        <text:list-item>
          <text:p text:style-name="P18"><text:span text:style-name="T1">Stability tests, including shelf life</text:span></text:p>
        </text:list-item>
        <text:list-item>
          <text:p text:style-name="P17">Performance and safety tests </text:p>
        </text:list-item>
      </text:list>
      <text:p text:style-name="P2">Clinical data </text:p>
      <text:list text:style-name="L7">
        <text:list-item>
          <text:p text:style-name="P21">Clinical evaluation plan referred to Annex XIV</text:p>
        </text:list-item>
        <text:list-item>
          <text:p text:style-name="P21">Clinical evaluation report</text:p>
        </text:list-item>
        <text:list-item>
          <text:p text:style-name="P21">PMCF plan</text:p>
        </text:list-item>
        <text:list-item>
          <text:p text:style-name="P22">PMCF evaluation report referred to Annex XIV </text:p>
        </text:list-item>
      </text:list>
      <text:h text:style-name="Heading_20_2" text:outline-level="2">Additional information required in specific cases</text:h>
      <text:p text:style-name="P2">N/A </text:p>
      <text:p text:style-name="Text_20_body"/>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02T16:47:14.302668700</meta:creation-date>
    <dc:date>2025-11-02T17:02:17.128858100</dc:date>
    <meta:editing-duration>PT9M48S</meta:editing-duration>
    <meta:editing-cycles>3</meta:editing-cycles>
    <meta:generator>LibreOffice/25.2.6.2$Windows_X86_64 LibreOffice_project/729c5bfe710f5eb71ed3bbde9e06a6065e9c6c5d</meta:generator>
    <meta:document-statistic meta:table-count="0" meta:image-count="0" meta:object-count="0" meta:page-count="4" meta:paragraph-count="62" meta:word-count="695" meta:character-count="4651" meta:non-whitespace-character-count="4048"/>
  </office:meta>
</office:document-meta>
</file>